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VILCA MAMANI LUCY AMALIA</text:span></text:p>
      <text:p text:style-name="P3"><text:span text:style-name="T6">CANT. TOTAL DE CAJAS: 2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ISAMIS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2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AQP - SENATI</text:span></text:p>
      <text:p text:style-name="P6"/>
      <text:p text:style-name="P6">Recojo: <text:span text:style-name="T3">VILCA MAMANI LUCY AMALIA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9T22:31:54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